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c17c" officeooo:paragraph-rsid="0001c17c"/>
    </style:style>
    <style:style style:name="P2" style:family="paragraph" style:parent-style-name="Standard">
      <style:text-properties officeooo:rsid="000454c6" officeooo:paragraph-rsid="000454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: <text:s/>3420 Software engineering</text:p>
      <text:p text:style-name="P1"/>
      <text:p text:style-name="P1">Professor Shingly Yuan</text:p>
      <text:p text:style-name="P1"/>
      <text:p text:style-name="P1">Team Name: A-Team</text:p>
      <text:p text:style-name="P1"/>
      <text:p text:style-name="P1">Team Members: Euclide Alfonso, Eddie, Alexis, Carrie, Jason, Ibra Cisse</text:p>
      <text:p text:style-name="P1"/>
      <text:p text:style-name="P1">Roles:</text:p>
      <text:p text:style-name="P1"/>
      <text:p text:style-name="P1"><text:tab/>Ibra Cisse: Team Lead, Developer, Tester</text:p>
      <text:p text:style-name="P1"><text:tab/></text:p>
      <text:p text:style-name="P1"><text:tab/>Eddie: Sub Team Lead, Developer</text:p>
      <text:p text:style-name="P1"/>
      <text:p text:style-name="P1"><text:tab/>Jason: Developer, Tester</text:p>
      <text:p text:style-name="P1"/>
      <text:p text:style-name="P1"><text:tab/>Alfonso: Tester</text:p>
      <text:p text:style-name="P1"><text:tab/></text:p>
      <text:p text:style-name="P1"><text:tab/>Carrie: Secretary, Tester</text:p>
      <text:p text:style-name="P1"><text:tab/></text:p>
      <text:p text:style-name="P1"><text:tab/>Alexis: Secretary, Tester</text:p>
      <text:p text:style-name="P1"/>
      <text:p text:style-name="P1"/>
      <text:p text:style-name="P1">These roles might rotate based on the performance of team members.</text:p>
      <text:p text:style-name="P1">Meetings will be held via Skype or hangout in case it becomes difficult to meet in person.</text:p>
      <text:p text:style-name="P1">Each is responsible for certain aspect and yet can pull any team mate for help.</text:p>
      <text:p text:style-name="P1"/>
      <text:p text:style-name="P2">Team members, please submit any complains or changes that you would like to see in the basic documentation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3T13:38:14.601356952</meta:creation-date>
    <dc:date>2016-01-23T13:55:02.420124419</dc:date>
    <meta:editing-duration>PT1M27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8" meta:word-count="104" meta:character-count="660" meta:non-whitespace-character-count="561"/>
  </office:meta>
</office:document-meta>
</file>